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l Bayan" svg:font-family="'Al Bayan'" style:font-pitch="variable"/>
    <style:font-face style:name="Al Nile" svg:font-family="'Al Nile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325c" officeooo:paragraph-rsid="0013325c"/>
    </style:style>
    <style:style style:name="P2" style:family="paragraph" style:parent-style-name="Standard">
      <style:text-properties officeooo:rsid="0013c092" officeooo:paragraph-rsid="0013c092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80pt" officeooo:rsid="0013325c" style:font-size-asian="80pt" style:font-size-complex="80pt"/>
    </style:style>
    <style:style style:name="T10" style:family="text">
      <style:text-properties style:font-name="Al Bayan"/>
    </style:style>
    <style:style style:name="T11" style:family="text">
      <style:text-properties style:font-name="Al Nile"/>
    </style:style>
    <style:style style:name="T12" style:family="text">
      <style:text-properties style:font-name="Courier New"/>
    </style:style>
    <style:style style:name="T13" style:family="text">
      <style:text-properties style:font-name="Verdana"/>
    </style:style>
    <style:style style:name="T14" style:family="text">
      <style:text-properties style:font-name="Times New Roman"/>
    </style:style>
    <style:style style:name="T15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t font sizes: <text:span text:style-name="T1">6</text:span>, <text:span text:style-name="T2">8</text:span>, <text:span text:style-name="T3">10</text:span>, 12, <text:span text:style-name="T4">16</text:span>, <text:span text:style-name="T5">24</text:span>, <text:span text:style-name="T6">32</text:span>, <text:span text:style-name="T7">48</text:span>, <text:span text:style-name="T8">80</text:span></text:p>
      <text:p text:style-name="P2">Different font face: <text:span text:style-name="T12">Courier New</text:span>, <text:span text:style-name="T13">Verdana</text:span>, <text:span text:style-name="T14">Times New Roman</text:span>, <text:span text:style-name="T15">Arial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l Bayan" svg:font-family="'Al Bayan'" style:font-pitch="variable"/>
    <style:font-face style:name="Al Nile" svg:font-family="'Al Nile'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7T16:31:10.904653021</meta:creation-date>
    <dc:date>2019-10-17T16:34:04.942136421</dc:date>
    <meta:editing-duration>PT2M54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2" meta:word-count="22" meta:character-count="120" meta:non-whitespace-character-count="100"/>
  </office:meta>
</office:document-meta>
</file>